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11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20.39mm"/>
    </style:style>
    <style:style style:name="co4" style:family="table-column">
      <style:table-column-properties fo:break-before="auto" style:column-width="10.58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80.7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Normal_5f_Plan1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2" style:family="table-cell" style:parent-style-name="Normal_5f_Plan1" style:data-style-name="N0">
      <style:table-cell-properties style:cell-protect="protected" style:print-content="true" fo:background-color="transparent" fo:wrap-option="wrap" fo:border="0.06pt solid #000000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Normal_5f_Plan1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automatic"/>
      <style:paragraph-properties fo:text-align="end"/>
      <style:text-properties fo:color="#000000"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0"/>
    <style:style style:name="ce5" style:family="table-cell" style:parent-style-name="Normal_5f_Plan1" style:data-style-name="N0">
      <style:table-cell-properties fo:background-color="#c0c0c0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6" style:family="table-cell" style:parent-style-name="Normal_5f_Plan1" style:data-style-name="N0">
      <style:table-cell-properties style:cell-protect="protected" style:print-content="true" fo:background-color="transparent" fo:wrap-option="wrap" fo:border="0.06pt solid #000000" style:vertical-align="middle"/>
      <style:text-properties fo:color="#000000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Normal_5f_Plan1" style:data-style-name="N0">
      <style:table-cell-properties fo:background-color="#ffff00" style:cell-protect="protected" style:print-content="true" style:text-align-source="fix" style:repeat-content="false" fo:wrap-option="wrap" fo:border="0.06pt solid #000000" fo:padding-bottom="0.35mm" fo:padding-left="0.35mm" fo:padding-right="0mm" fo:padding-top="0.35mm" style:vertical-align="middle"/>
      <style:paragraph-properties fo:text-align="end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Normal_5f_Plan1" style:data-style-name="N0">
      <style:table-cell-properties fo:background-color="#c0c0c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1pt" style:font-name-asian="Calibri" style:font-size-asian="11pt" style:font-name-complex="Calibri" style:font-size-complex="11pt"/>
    </style:style>
    <style:style style:name="ce10" style:family="table-cell" style:parent-style-name="Normal_5f_Plan1" style:data-style-name="N0">
      <style:table-cell-properties style:cell-protect="protected" style:print-content="true" fo:background-color="transparent" fo:border="0.06pt solid #000000" style:vertical-align="automatic"/>
      <style:text-properties fo:color="#000000" style:font-name="Arial" fo:font-size="10pt" style:font-name-asian="Arial" style:font-size-asian="10pt" style:font-name-complex="Arial" style:font-size-complex="10pt"/>
    </style:style>
    <style:style style:name="ce11" style:family="table-cell" style:parent-style-name="Normal_5f_Plan1" style:data-style-name="N0">
      <style:table-cell-properties style:cell-protect="protected" style:print-content="true" fo:background-color="transparent" fo:wrap-option="wrap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</office:automatic-styles>
  <office:body>
    <office:spreadsheet>
      <table:calculation-settings table:case-sensitive="false" table:search-criteria-must-apply-to-whole-cell="false"/>
      <table:table table:name="FUND_II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8"/>
        <table:table-column table:style-name="co4" table:number-columns-repeated="8" table:default-cell-style-name="ce4"/>
        <table:table-column table:style-name="co5" table:number-columns-repeated="1013" table:default-cell-style-name="ce4"/>
        <table:table-row table:style-name="ro1">
          <table:table-cell table:style-name="ce1" office:value-type="string" calcext:value-type="string">
            <text:p>SIGLA</text:p>
          </table:table-cell>
          <table:table-cell table:style-name="ce1" office:value-type="string" calcext:value-type="string">
            <text:p>TIPO</text:p>
          </table:table-cell>
          <table:table-cell table:style-name="ce5" office:value-type="string" calcext:value-type="string">
            <text:p>LOCAL_VAGAS</text:p>
          </table:table-cell>
          <table:table-cell table:style-name="ce9" office:value-type="string" calcext:value-type="string">
            <text:p>ARTE</text:p>
          </table:table-cell>
          <table:table-cell table:style-name="ce9" office:value-type="string" calcext:value-type="string">
            <text:p>CIE</text:p>
          </table:table-cell>
          <table:table-cell table:style-name="ce9" office:value-type="string" calcext:value-type="string">
            <text:p>EDF</text:p>
          </table:table-cell>
          <table:table-cell table:style-name="ce9" office:value-type="string" calcext:value-type="string">
            <text:p>GEO</text:p>
          </table:table-cell>
          <table:table-cell table:style-name="ce9" office:value-type="string" calcext:value-type="string">
            <text:p>HIS</text:p>
          </table:table-cell>
          <table:table-cell table:style-name="ce9" office:value-type="string" calcext:value-type="string">
            <text:p>ING</text:p>
          </table:table-cell>
          <table:table-cell table:style-name="ce9" office:value-type="string" calcext:value-type="string">
            <text:p>MAT</text:p>
          </table:table-cell>
          <table:table-cell table:style-name="ce9" office:value-type="string" calcext:value-type="string">
            <text:p>PO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BRAHIM NOBR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LEUSA CAETANO DA SILVA, PROFA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PAULO V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XXII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DE ALCANTARA MACHADO FILH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DIAS DA SILVEIRA, DR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LIO MESQUI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Z EDUARDO MATARAZZO, CDE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LICE BORGES GHION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NTONIETA D'ALKIMIN BASTO, PROFA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AVO PEZZOTTI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NAV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BERTO MANGE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OLANO TRINDADE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ARSILA DO AMARA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EOFILO BENEDITO OTTON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HEODOMIRO DIAS, DES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ANNA MOOG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LA MUNCK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BUTANT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4" calcext:value-type="float">
            <text:p>-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ESAR ARRUDA CASTANHO, DEP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CIDES GONCALVES ETCHEGOYEN, GEN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IPIO ANDRADA SERPA, TTE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IPIO CORREA NETO, PROF.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VARO SILVA BRAGA, GEN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MORIM LIMA, DE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THUR WHITAKER, DE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RASIL-JAPA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AISY AMADIO FUJIWARA, PROFA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EODORO DA FONSECA, MAL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A TEREZINHA CHICA MEDEIROS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UCANDARIO DOM DUARTE, ANEXA A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UCLYDES DE OLIVEIRA FIGUEIREDO, GEN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ILLOR FERNANDES, JORNALIST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ODESTO SCAGLIUS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IVEIRA VIA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TONIEL MOT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LIMERCIO DE REZENDE, CEL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COLOMBO PEREIRA DE QUEIROZ, DES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FREIRE, PROF.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IVALDO DOS SANTOS DANTAS, PRO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RIMETRAL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RACINHAS DA FEB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ROCOPIO FERREIR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ICARDO VITIELL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YNESIO ROCHA, MIN.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ERESA MARGARIDA DA SILVA E OR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EREZINHA MOTA DE FIGUEIRE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HEODOMIRO MONTEIRO DO AMARAL, PROF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ERA LUCIA FUSCO BORBA, PROFA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EREMUNDO TOTH, DO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ZULMIRA CAVALHEIRO FAUSTIN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VY DE AZEVEDO SODRE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ORENCO MANOEL SPARAPAN, PROF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Z TENORIO DE BRITO, CEL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 BOI MIRIM 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 BOI MIRIM I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LI FERRAZ TORRES BONFIM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BERENICE DOS SANTOS, PROFA.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RITA DE CASSIA PINHEIRO SIMOES BRAGA, PROFA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RITA LOPES PONTES - IRMA DULC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MARQUES DE OLIVEIRA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MOURA E ALBUQUERQUE, BEL.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RANGEL, CEL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URICIO SIMA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URO FACCIO GONCALVES - ZACARI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ANTOS DO AMANHEC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ASA BLANC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FEITICO DA VI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HERMES FERREIRA DE SOUZ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OSE SARAMAG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RIO FITTIPALDI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ARAISOPOLI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VILA DO S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22 DE MARC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DHEMAR DE BARROS, PRE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IRTON ARANTES RIBEIRO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NA SILVEIRA PEDREIRA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ALVES DA SILVA, SG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ESTANISLAU DO AMARAL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OCRATES BRASILEIRO SAMPAIO DE SOUSA VIEIRA DE OLIVEIR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MPO LIMPO I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MPO LIMPO III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OLINA RENNO RIBEIRO DE OLIVEIRA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SARA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HACARA SONHO AZUL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LEMENTE PASTORE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YRO ALBUQUERQUE, DEP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E GAULLE, GEN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EZOITO DO FOR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ONATO SUSUMU KIMU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UCLIDES DA CUNH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AGUNDES VARELL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CISCO REBOL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IANFRANCESCO GUARNIERI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RBERT DE SOUZA - BETINH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RACEMA MARQUES DA SILVEIRA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MITSUTANI I - PAULO PATARRA, JORNALIST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PEDRO DE CARVALHO NETO, DR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RGE AMERICANO, PROF.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BLOTA JUNIOR, DEP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FRANCISCO CAVALCANTE, PRO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OLYMPIO PEREIRA FIL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L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ONARDO VILLAS BOA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IDADE DUTR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ARDIM ELIA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NOEL VIEIRA DE QUEIROZ FILH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TRES LAG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VILA RUBI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FRANIO DE MELLO FRANCO, DR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DINA ANALIA AGOSTINHA TADDEO CONDE, PROF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MEIDA JUNIOR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YRTON OLIVEIRA SAMPAIO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FRANCISCO GASPAR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ONSTELACAO DO INDI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AMIAO, FRE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LIZA RACHEL MACEDO DE SOUZA, PROFA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LORESTAN FERNANDES, PROF.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ENY MARIA MUNIZ ALMEIDA KLEIN PUSSINELLI, PROFA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ITOR DE ANDRA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DA SILV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DE DEUS CARDOSO DE MELLO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QUIM BENTO ALVES DE LIMA NET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AMADEI, ENG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PEGORARO, PE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OURIVAL BRANDAO DOS SANTOS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NOEL DE ABREU, DR.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NA MELANDER COUTINHO, PROF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IGUEL VIEIRA FERREIRA, DR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ILTON FERREIRA DE ALBUQUERQUE, PROF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EGARIO MARIAN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SETUB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GERALDO SCHUNCK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LACIDO DE CASTR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LINIO MARCO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LINIO SALGAD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EODOMIRO TOLEDO PIZA, DES.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ULYSSES DA SYLVEIRA GUIMARA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ARGEM GRAND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S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ARGEM GRANDE II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ARDIM PAULISTANO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TEOTONIO VILELA, SEN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MARIO PEREIRA BICUDO, PRO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10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DRE RODRIGUES DE ALCKMIN, PROF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GELINA MAFFEI VITA, D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PRUDENTE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OLDO DE AZEVEDO, PROF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IRA ALAYDE ALVARENGA MEDEA, PROF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STRO ALVES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ECILIA MORAES DE VASCONCELOS, PROFA.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EIR AUGUSTO LOPES, PROF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LIAS DE SIQUEIRA CAVALCANTI, 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RICO VERISSIM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EDERICO GUSTAVO DOS SANTOS, TTE. AVIAD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ARCIA DAVILA, CTE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ERALDO SESSO JUNIO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ILBERTO DUPAS, PROF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UMBERTO DANTA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DAMASCENO I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GUARANI - JOSE ALFREDO APOLINARI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NINHA GRASSI FAGUNDES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AMOS COMENIUS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HERMINIO RODRIGUES, CEL. PM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ILIAN MASO, PROFA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CILIO DIAS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PARECIDA RODRIGUES CINTRA, PROFA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ILTOM CAMPOS, SEN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ILO PECANHA, PRES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SVALDO QUIRINO SIMO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NOGUEIRA FIL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AMERIC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LINIO AYROS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RIMO PASCOLI MELARE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AUL FERNANDES, EMB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BERTO PATRICIO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EBASTIAO NOGUEIRA DE LIMA, DES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HEO DUT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FO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ZILKA SALABERRY DE CARVALH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AGUA AZUL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INACIO MONTEIR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AMBEIR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LAJEAD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EXANDRE DE GUSMA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EXANDRE VANNUCHI LE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NA LAMBERGA ZEGLIO, VER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DAVILA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PEREIRA IGNACI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URELIANO LE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IO SERGIO POMPEU DE TOLEDO, DEP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ELIA REGINA ANDERY BRAGA, PROF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LAUDIA BARTOLOMAZI, PROFA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ONJ HABITACIONAL BARRO BRANCO II - C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IAS GOM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LIAS SHAMMA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LINA COUTINHO LOURENCO ALVES, PROFESSOR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DEMIA DE GODOY, PROFA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NA ANGELICA DE JESUS, MAD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DE LIMA PAIVA, PROF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RIBEIRO DE BARRO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EL FERNANDES DE SOUZA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AUGUSTO CESAR SALGADO, DR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SCELINO KUBITSCHEK DE OLIVEIRA, PRES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S CARLOS PRESTES, SEN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Z ROBERTO MEGA, PRO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ILSON DELANE, PRO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PARECIDA DO NASCIMENTO, PROFA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PARECIDA MAGNANELLI FERNANDES, PROF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URICIO GOULART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INDA MENEZES SERRA VIDAL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QUIRINO CARNEIRO RENNO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ATURNINO PEREIR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NTE E CINCO DE JANEIR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LADIMIR HERZOG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OSWALDO ARANHA BANDEIRA DE MELL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DO PATROCINIO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MARIA LISBO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AO MACHADO, PROF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Z GONZAGA DO NASCIMENTO JR. - GONZAGUINH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NOEL DE PAIVA, PE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LENE RONDELLI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SCARENHAS DE MORAES, MAL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AVO FONTOUR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SORIO, GEN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RICLES EUGENIO DA SILVA RAMO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RUDENTE DE MORAIS, PRES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QUEIROZ FILH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BERTO PLINIO COLACIOPPO, PROF.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UTH LOPES ANDRADE, PROFA.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YLVIA MARTIN PIRES, PROFA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RA CRISTINA TARTAGLIA SENA, PROFA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ENINOS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HELEN KELL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BRAO HUCK, DR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TINO ARANT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VARES DE AZEVED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DE ALCANTARA MACHADO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UREA RIBEIRO XAVIER LOPES, PROFA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AMPOS SALLES, PRES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SSIANO RICARD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XIAS, DUQUE DE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ELSO LEITE RIBEIRO FILHO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LEOMENES CAMPO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URICO GASPAR DUTRA, MAL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ARIA LIMA, BRIG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CISCO DA SILVEIRA BUENO, PROF.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CISCO MEIRELLES, DES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RCILIA DE CAMPOS COST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RINEU MARINH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EAN MERMO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CARLOS DA SILVA BORGES, PROF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QUIM NABUC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ONCEICAO APARECIDA DE JESUS, PROF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RIA APARECIDA DE SOUZA CAMPOS, PROF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AULO GOMES CARDIM, PROF. DR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8 DE MAI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GUAS DE MARC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DUARTE DE ALMEIDA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TUR NEIV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URELIO ARROBAS MARTINS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YRES MARTINS TORRE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ARTOLOMEU LOURENCO DE GUSMA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ENEDITO CALIXT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CHAGAS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LOTILDE ROSA HENRIQUES ELIAS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ORREIA DE MELLO, BRIG.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ANYLO JOSE FERNANDE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UARDO PRAD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CISCO ALVES MENDES FILHO - CHICO MEND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ILMAR TACCOLA , PROF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UIMARAES ROS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AROLDO VELOSO, BRIG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NAOKI SUMITA, DR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QUERINO RIBEIR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LIO CESAR DE MELO E SOUSA-MALBA TAHAN, PROF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KENNEDY, PRES.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LLET, MAL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COVAS, GOV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QUETTE PINT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EBASTIAO FRANCISCO, O NEGR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ERGIO MILLIET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IQ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CENTINA RIBEIRO DA LUZ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COS MELEG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HELENA FARIA LIMA, PROFA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TIN FRANCISCO RIBEIRO DE ANDR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XIMO DE MOURA SANTOS, PROF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ILCE CRUZ FIGUEIREDO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OE AZEVEDO, PROF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CTAVIO PEREIRA LOPES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IVA IRENE BAYERLEIN SILV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CARNEIRO THOMAZ ALVES, GAL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I, D.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AUL DE LEON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DRIGUES ALV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MAO GOMES, CEL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NDON, MAL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UY BARBOSA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HIRLEY GUIO, PROFA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AMANDARE, ALM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ANTONIO SAMPAIO, VER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DERVILLE ALLEGRETTI, PROF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ACAN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LUCIE BRAY, 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DOLPHO OTTO DE LAET, PROF.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BERTO SANTOS DUMON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SANT ANA GALVAO, FREI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Y GOMES, CEL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ELIA REGINA LEKEVICIUS CONSOLIN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SON RODRIGU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NEAS CARVALHO DE AGUIA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SMERALDA SALLES PEREIRA RAMOS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KLYN AUGUSTO DE MOURA CAMPOS, PROF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ASTAO MOUTINHO, CTE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LENA LOMBARDI BRAGA, PROFA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LIO FRANCO CHAVES, CEL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IPOLITO JOSE DA COS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FONTALI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DOMINGUES SAMPA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RAMOS - PERNAMBUCO - ABOLICIONIST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LIO MARCONDES SALGADO, GEN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OURENCO FILH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RIA CLARA MACHAD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ARQUE SAO CARLO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TRES PONTE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VILA CURUC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A E ARTUR BEGBI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CARLOS DE ANDRADA E SILVA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MANDO CRIDEY RIGHETT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PISTRANO DE ABREU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PASQUALE, PROF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HICO FALCONI, PE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MARIO PIRES AZANHA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AMA ENTRE RIOS VERD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PITACIO PESSOA, PRES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UD MENNUCCI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CENTE AMATO SOBRINHO, COM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LA JACUI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RGILIO DE MELLO FRANCO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WANDA OVIDIO GONCALVES, PROFA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DARCY RIBEIR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UZEBIO ROCHA FILH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ZEQUIEL RAMOS JUNIOR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FUKUYEI YAMAGUCHI FERREIRA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ERNANDO DE AZEVED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LAVIO AUGUSTO ROSA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LLIO TAVARES, DR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FELIPE DA COSTA - HENRICA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ZABEL APARECIDA CRISTOVAO DA LUZ, PROF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BARTIR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AUGUSTO BREVES, DR.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AMERICO DE ALMEID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BENTO DE ASSIS, PROF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DE ANCHIETA, PE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ERMIRIO DE MORAIS, SEN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HONORIO RODRIGUE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PEDRO LEITE CORDEIRO, DR.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style-name="ce3" office:value-type="float" office:value="-3" calcext:value-type="float">
            <text:p>-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FA NICACIO ARAUJO, PROFA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RANDI GOMES DE ARAUJO, PRO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INO DE MATTOS, SEN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S SAIA, ARQ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IMILDA DO SANTISSIMO SACRAMENTO, ME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SA MORETTI CAMARA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URURES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EUZA AVELINO DA SILVA MEL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EWTON REIS, GEN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ILDO DO AMARAL JUNIOR, PE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ROLIM LOUREIRO, D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ALEIXO, DR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DE FRONTIN, ALM.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DRO TEIXEIR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AIMUNDO CORREI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AUL PILL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ANTONIO CARLOS DA ROCHA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ROSANGELA RODRIGUES VIEIRA, PROFA.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NEUSA BASSETTO, PROFA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10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19 DE NOVEMBRO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BRAO DE MORAES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EX MARTINS COSTA, PROF, MAESTR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MADEU AMARAL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ALIA FRANCO BASTOS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VIEIRA, PE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THUR ALV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THUR AZEVEDO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SSAD ABDAL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IRU, VISC. DE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ECILIA MEIREL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GARD CAVALHEIRO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MILIANO DI CAVALCANTI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ABIO DA SILVA PRADO, DR.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IRMINO TIBURCIO DA COSTA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RANCISCO DE MONT' ALVERNE, FREI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UILHERME DE ALMEID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PEGADO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, INFANTE D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UMBERTO DE CAMPOS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CKSON DE FIGUEIREDO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NUARIO MANTELLI NETO, DEP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ENNY GOMES, DA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FRANZOLIN NET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PINHEIRO, PRES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BONIFACI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CARLOS DE FIGUEIREDO FERRAZ, PRE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AREZ TAVORA, MAL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ONOR MENDES DE BARROS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S WASHINGTON VIT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UA, BR. DE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CTAVIO MANGABEIRA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THELO FRANCO, GEN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ERAFIN MARTINEZ GUTIERREZ, PE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ILVIO FLEMING, MJ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E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WANNY SALGADO ROCHA, PROF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RNANI SILVA BRUN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JAGUA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ARQUE ANHANGUERA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ERA MARMEL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ERU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VILA ATLANTIC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VERA LUCIA APARECIDA RIBEIRO, PROFA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DO RIBEIRO LUZ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ICE MEIRELLES REIS, PROF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MADEU MENDES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IBAL FREIRE, MIN.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RODRIGUES DE CAMPOS, PROF.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ADR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NDIDO PORTINARI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HACARA TURISTICA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ITY JARAGUA IV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ILERMANDO DIAS DOS SANTO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DGARD CARONE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LIANE BENUTE LESSA AYRES GONCALVES, PROFESSORA- NANY BENUTE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NZO ANTONIO SILVESTRIN, PROF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RNESTO DE MORAES LEME, PROF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SPIRIDIAO ROSAS, MAL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STACAO JARAGU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UCLIDES CUSTODIO DA SILVEIRA, DES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ERNANDO GRACIOS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ABRIEL PRESTES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ABRIEL SYLVESTRE TEIXEIRA DE CARVALHO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GEISEL, GEN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RAYMUNDO DYOTT FONTENELLE, BRIG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IRO DE ALMEIDA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10"/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IRO RAMO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ILENA BENEDICTO, PROFA</text:p>
            <text:p> </text:p>
            <text:p> MILENA BENEDICTO, PROFA</text:p>
            <text:p> </text:p>
            <text:p> MILENA BENEDICTO, PROFA</text:p>
            <text:p> </text:p>
            <text:p> MILENA BENEDICTO, PROFA</text:p>
            <text:p> </text:p>
            <text:p> MILENA BENEDICTO, PROFA</text:p>
            <text:p> </text:p>
            <text:p> MILENA BENEDICTO, PROFA</text:p>
            <text:p> </text:p>
            <text:p> MILENA BENEDICTO, PROFA</text:p>
            <text:p> </text:p>
            <text:p> MILENA BENEDICTO, PROFA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DA CONQUIS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MONTE BEL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FERRAZ DE CAMPOS, PROF.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KAUFFMANN , DR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MARIA PINTO DUARTE, TTE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UE DE CASTRO, PROF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LIO DE OLIVEIR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ONEL FRANCA, PE.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3"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EOPOLDINA, IMP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IBERATO BITTENCOURT, GEN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UIZ DAVID SOBRINHO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LI DIAS, PROFA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KOSEL FILH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LAGO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OISES ELIAS DE SOUZA, TTE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ONTEIRO LOBATO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PRAD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HILO GONCALVES DOS SANTOS, PROF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AUL POMPEI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ECANTO DOS HUMILD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EMO RINALDI NADDEO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ENATO ANTONIO CHECCHIA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GE FERREIRA, DEP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UI BLOEM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ILVIO PORTUGAL, DES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CENTE DE PAULO DALE COUTINHO, GEN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CTOR CIVI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ANTONIO ALVES VERISSIM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GUIOMAR CABRAL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AMINHO DO MA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PAULO GONCALO DOS SANTOS, PROF.</text:p>
            <text:p> </text:p>
            <text:p> PAULO GONCALO DOS SANTOS, PROF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BS</text:p>
          </table:table-cell>
          <table:table-cell table:style-name="ce6" office:value-type="string" calcext:value-type="string">
            <text:p>ANNE SULLIVAN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DO DA TOFORI, P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MELIA RODRIGUES DE OLIVEIRA, PROFA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A MARIA ALVES BENETTI, PROFA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ENOR NASCENTES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CARLOS DE ABREU SODRE, DR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NTONIO DE SAMPAIO DORIA, PROF.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MANDO ARRUDA PEREIR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Y PARREIRAS, ALM.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ERNARDO O HIGGIN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CILDA BECKER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LOGERAS, MIN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AUGUSTO DE QUEIROZ ROCHA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DE ANDRADE RIZZINI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HIQUINHA RODRIGUE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LZA MAIA COSTA FREIRE, PROFA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ABIB CARLOS KYRILLOS, DR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SABEL VIEIRA FERREIRA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DE SOUZA FERRAZ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GUALBERTO DO AMARAL CARVAL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O SUSSUMU HIRATA, DEP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QUIM CANDIDO DE AZEVEDO MARQUES, DES.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AERTE RAMOS DE CARVALHO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LILIANE VERZINI SILVA, PROFA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NOEL CARLOS DE FIGUEIREDO FERRAZ, DES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LUCIA DOS SANTOS, PROFA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NA VIEIRA DE CARVALHO MESQUIT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O SCHONBERG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NELSON PIMENTEL QUEIROZ, PROF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EREIRA CARNEIRO, CDE.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RESTES MAI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SYLVIO HECK, ALM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IRADENTES, ALF.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LINNEU PRESTES, PROF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ALTO ALEGR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CANDIDA DORA PINO PRETINI, PROF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DOMINGOS RUBINO, PROF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MARIA LISBOA DA SILVA, PROF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CEU EMEF</text:p>
          </table:table-cell>
          <table:table-cell table:style-name="ce6" office:value-type="string" calcext:value-type="string">
            <text:p>TATIANA BELINK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CHILLES DE OLIVEIRA RIBEIRO, DES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LCEU AMOROSO LIM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MELIA, IMP. DA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LINDO CAETANO FILHO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RMANDO DE SALLES OLIVEIR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ARTOLOMEU CAMPOS DE QUEIRO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ENEDITO DE JESUS BATISTA LAURINDO - PE BATISTA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ENEDITO MONTENEGRO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BRASILIO MACHADO NETO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ARLOS CORREA MASCARO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RGINIA LORISA ZEITOURIAN CAMARGO, PROFA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TIN LUTHER KING JR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IDADE DE OSAKA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LAUDIO MANOEL DA COST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COELHO NETO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DIRCE GENESIO DOS SANTOS, PROFA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EMILIO RIBA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AZENDA DA JUT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ELICIO PAGLIUSO, PROF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LORES DA CUNHA, DEP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IUSEPPE TAVOLARO, PROF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GREGORIO WESTRUPP, PE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MELEGA, PROF.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NRIQUE SOUZA FILHO - HENFIL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HERALDO BARBUY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IVETE VARGAS, DEP.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ARDIM DAS LARANJEIRA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AQUIM OSORIO DUQUE ESTRAD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CARLOS NICOLETO - ZITO, PROFESSOR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LINS DO REG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OSE MARIA WHITAKER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JULIO DE GRAMMONT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MARIA APARECIDA VILASBOAS,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OLIVAL COSTA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RQUE BOA ESPERANCA II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AULO DUAR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PLINIO DE QUEIROZ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IVADAVIA MARQUES JUNIOR, PROF.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DRIGO MELLO FRANCO DE ANDRADE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RODRIGUES DE CARVALH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AUNAY, VISC. D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THEREZA MACIEL DE PAULA PROFA.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LANOVA ARTIGAS, ARQ.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5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VINICIUS DE MORAES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WLADIMIR DE TOLEDO PIZA,PREF.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M</text:p>
          </table:table-cell>
          <table:table-cell table:style-name="ce6" office:value-type="string" calcext:value-type="string">
            <text:p>RUBENS PAIVA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FORTE DOS REIS MAGO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</text:p>
          </table:table-cell>
          <table:table-cell table:style-name="ce6" office:value-type="string" calcext:value-type="string">
            <text:p>ACLAMADO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number-columns-repeated="2" table:style-name="ce3" office:value-type="string" calcext:value-type="string">
            <text:p/>
          </table:table-cell>
          <table:table-cell table:style-name="ce7" office:value-type="string" calcext:value-type="string">
            <text:p>TOTAL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81" calcext:value-type="float">
            <text:p>181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data base: 31/01/2017</text:p>
          </table:table-cell>
          <table:table-cell table:number-columns-repeated="1021"/>
        </table:table-row>
        <table:table-row table:style-name="ro3" table:number-rows-repeated="10480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S_MÉDIO" table:style-name="ta2">
        <table:table-column table:style-name="co5" table:number-columns-repeated="2" table:default-cell-style-name="ce4"/>
        <table:table-column table:style-name="co6" table:default-cell-style-name="ce4"/>
        <table:table-column table:style-name="co5" table:number-columns-repeated="1021" table:default-cell-style-name="ce4"/>
        <table:table-row table:style-name="ro4">
          <table:table-cell table:style-name="ce9" office:value-type="string" calcext:value-type="string">
            <text:p>DRE</text:p>
          </table:table-cell>
          <table:table-cell table:style-name="ce9" office:value-type="string" calcext:value-type="string">
            <text:p>TIPO</text:p>
          </table:table-cell>
          <table:table-cell table:style-name="ce9" office:value-type="string" calcext:value-type="string">
            <text:p>LOCAL_VAGAS</text:p>
          </table:table-cell>
          <table:table-cell table:style-name="ce9" office:value-type="string" calcext:value-type="string">
            <text:p>BIO</text:p>
          </table:table-cell>
          <table:table-cell table:style-name="ce9" office:value-type="string" calcext:value-type="string">
            <text:p>ESP</text:p>
          </table:table-cell>
          <table:table-cell table:style-name="ce9" office:value-type="string" calcext:value-type="string">
            <text:p>FIL</text:p>
          </table:table-cell>
          <table:table-cell table:style-name="ce9" office:value-type="string" calcext:value-type="string">
            <text:p>FIS</text:p>
          </table:table-cell>
          <table:table-cell table:style-name="ce9" office:value-type="string" calcext:value-type="string">
            <text:p>HIF</text:p>
          </table:table-cell>
          <table:table-cell table:style-name="ce9" office:value-type="string" calcext:value-type="string">
            <text:p>PRO</text:p>
          </table:table-cell>
          <table:table-cell table:style-name="ce9" office:value-type="string" calcext:value-type="string">
            <text:p>QUI</text:p>
          </table:table-cell>
          <table:table-cell table:style-name="ce9" office:value-type="string" calcext:value-type="string">
            <text:p>SOCIOL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ANTONIO SAMPAIO, VER.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JT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DERVILLE ALLEGRETTI, PROF.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DARCY RIBEIR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ANTONIO ALVES VERISSIMO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PJ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GUIOMAR CABRAL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LINNEU PRESTES, PROF.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SM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RUBENS PAIVA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EMEFM</text:p>
          </table:table-cell>
          <table:table-cell table:style-name="ce2" office:value-type="string" calcext:value-type="string">
            <text:p>OSWALDO ARANHA BANDEIRA DE MELL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3" table:style-name="ce3" office:value-type="string" calcext:value-type="string">
            <text:p/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SUM([.F2:.F9])"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5">
          <table:table-cell table:style-name="ce11" table:number-columns-repeated="2"/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data base: 31_01_2017</text:p>
          </table:table-cell>
          <table:table-cell table:number-columns-repeated="102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lan3" table:style-name="ta1">
        <table:table-column table:style-name="co5" table:number-columns-repeated="1024" table:default-cell-style-name="ce4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Plan1" style:display-name="Normal_Plan1" style:family="table-cell" style:parent-style-name="Default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Administrador</meta:initial-creator>
    <meta:creation-date>2017-02-03T18:33:37Z</meta:creation-date>
    <dc:date>2017-02-23T18:20:57.827844594</dc:date>
    <meta:editing-duration>PT23S</meta:editing-duration>
    <meta:editing-cycles>1</meta:editing-cycles>
    <meta:document-statistic meta:table-count="3" meta:cell-count="6287" meta:object-count="0"/>
  </office:meta>
</office:document-meta>
</file>